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 gratefully
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Sharu, what kind of leaves are in this tea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 can
detect an elegant tartness; and there is a
pleasant aftertaste left by the remaining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Reguma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 to
live out our lives in search for a lifestyle worthy
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, Sharu, but I'd like 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-he-hey! D-don't say something like that
so light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6T21:43:12+02:00</meta:creation-date>
    <dc:date>2019-10-26T21:4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